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953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198cm"/>
    </style:style>
    <style:style style:name="co23" style:family="table-column">
      <style:table-column-properties fo:break-before="auto" style:column-width="1.52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1.36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5" table:default-cell-style-name="ce15"/>
        <table:table-column table:style-name="co28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23:41:40.5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22T16:49:04.824000000</dc:date>
    <meta:editing-duration>P4DT5H49M59S</meta:editing-duration>
    <meta:editing-cycles>1703</meta:editing-cycles>
    <meta:document-statistic meta:table-count="3" meta:cell-count="9560" meta:object-count="0"/>
  </office:meta>
</office:document-meta>
</file>